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wareConnectionFactoryProxyUnitTests.hashCodeShouldReturnProxy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wareConnectionFactoryProxyUnitTests.shouldEmitBound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nsactionAwareConnectionFactoryProxyUnitTests.unwrapShouldReturnTargetConnectionEvenWhen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wareConnectionFactoryProxyUnitTests.getMetadataShouldThrowsErrorEvenWhen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wareConnectionFactoryProxyUnitTests.equalsShouldCompare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wareConnectionFactoryProxyUnitTests.getTargetConnectionShouldReturnTar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wareConnectionFactoryProxyUnitTests.unwrapShouldReturnTar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wareConnectionFactoryProxyUnitTests.createShouldWra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wareConnectionFactoryProxyUnit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